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style:font-name="Times New Roman"/>
    </style:style>
    <style:style style:name="P2" style:family="paragraph" style:parent-style-name="Normal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Normal">
      <style:paragraph-properties fo:text-align="justify" style:justify-single-word="false">
        <style:tab-stops>
          <style:tab-stop style:position="4.403cm"/>
        </style:tab-stops>
      </style:paragraph-properties>
    </style:style>
    <style:style style:name="P4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4pt" fo:font-weight="bold" officeooo:rsid="0017975f" officeooo:paragraph-rsid="0017975f" style:font-size-asian="14pt" style:font-weight-asian="bold" style:font-size-complex="14pt" style:font-weight-complex="bold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Empresa</text:p>
      <text:p text:style-name="P6">pedidos :cantidad gastada, estado</text:p>
      <text:p text:style-name="P6"/>
      <text:p text:style-name="P5"/>
      <text:p text:style-name="P1">Queremos controlar los pedidos de una empresa. Un pedido tendrá el total de cantidad que se ha gastado y el estado en el cual se encuentra. Lo que podremos hacer con un pedido será cobrarlo, servirlo, confirmarlo, obtener la cantidad gastada, obtener detalles, obtener la cuenta bancaria y añadir producto al pedido.</text:p>
      <text:p text:style-name="P1">Hablando de pedidos, un pedido puede ser o un pedido simple o un pedido compuesto. </text:p>
      <text:p text:style-name="P1">En el caso del pedido simple, este tiene algunos métodos parecidos a los de Pedido pero sobrescritos para que hagan el procedimiento de otra manera. Los métodos son: obtener la cantidad gastada, cobrarlo, obtener detalles y obtener la cuenta bancaria.</text:p>
      <text:p text:style-name="P1">En el caso del compuesto, tiene algunos métodos sobrescritos de la clase Pedido y otros nuevos. Los métodos son: obtener la cantidad gastada, cobrarlo, obtener detalles y obtener la cuenta bancaria, añadir un pedido y eliminar un pedido.</text:p>
      <text:p text:style-name="P1">Además, un pedido compuesto solo tiene sentido existir cuando hay mínimo dos pedidos.</text:p>
      <text:p text:style-name="P2">PARTE 2</text:p>
      <text:p text:style-name="P1">La cuenta bancaria guardará el saldo disponible y el número de la tarjeta de crédito. Los procedimientos disponibles en la cuenta son aumentar la cantidad disponible y pagar algún pedido.</text:p>
      <text:p text:style-name="P1">De los clientes de la empresa guardamos la siguiente información: nombre, dirección, teléfono y correo. Las acciones que pueden realizar los clientes son editar su cuenta, realizar pedido, ver el estado del pedido, y rechazar el pedido. Un cliente solo podrá tener una cuenta.</text:p>
      <text:p text:style-name="P2">PARTE 3</text:p>
      <text:p text:style-name="P3"><text:span text:style-name="Fuente_20_de_20_párrafo_20_predeter."><text:span text:style-name="T1">La empresa dispone de productos los cuales tienen un nombre, un precio y la cantidad de stock. Con un producto lo que podemos hacer es modificar el stock. Los productos que se eligen para hacer un pedido se agregan a una línea de Pedido. Además, será esta la que tenga de atributo un número que la identificará con un pedido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5.2$Linux_X86_64 LibreOffice_project/10$Build-2</meta:generator>
    <dc:title/>
    <dc:description/>
    <dc:subject/>
    <meta:initial-creator>SENDRA GUTIERREZ, JAVIER</meta:initial-creator>
    <meta:creation-date>2023-01-18T07:33:00Z</meta:creation-date>
    <dc:date>2023-02-17T21:11:38.674461950</dc:date>
    <meta:editing-cycles>8</meta:editing-cycles>
    <meta:editing-duration>PT1H36M44S</meta:editing-duration>
    <meta:document-statistic meta:table-count="0" meta:image-count="0" meta:object-count="0" meta:page-count="1" meta:paragraph-count="12" meta:word-count="302" meta:character-count="1824" meta:non-whitespace-character-count="1533"/>
    <meta:template xlink:type="simple" xlink:actuate="onRequest" xlink:title="" xlink:href="Normal"/>
  </office:meta>
</office:document-meta>
</file>